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Times New Roman"/>
      </text:list-level-style-bullet>
      <text:list-level-style-bullet text:level="2" text:style-name="WW_CharLFO4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4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4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4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4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4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4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4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Times New Roman"/>
      </text:list-level-style-bullet>
      <text:list-level-style-bullet text:level="2" text:style-name="WW_CharLFO6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6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6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6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6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6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6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6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style style:name="P1" style:parent-style-name="Heading1" style:master-page-name="MP0" style:family="paragraph">
      <style:paragraph-properties fo:break-before="page" fo:margin-top="0.0833in"/>
    </style:style>
    <style:style style:name="T4" style:parent-style-name="DefaultParagraphFont" style:family="text">
      <style:text-properties fo:font-size="11pt" style:font-size-asian="11pt"/>
    </style:style>
    <style:style style:name="T5" style:parent-style-name="DefaultParagraphFont" style:family="text">
      <style:text-properties fo:font-weight="bold" style:font-weight-asian="bold" style:font-weight-complex="bold"/>
    </style:style>
    <style:style style:name="P6" style:parent-style-name="ListParagraph" style:family="paragraph"/>
    <style:style style:name="P7" style:parent-style-name="ListParagraph" style:family="paragraph"/>
    <style:style style:name="P8" style:parent-style-name="ListParagraph" style:family="paragraph"/>
  </office:automatic-styles>
  <office:body>
    <office:text text:use-soft-page-breaks="true">
      <text:h text:style-name="P1" text:outline-level="1">Exercise 4 – Café Conversations to create powerful value statements</text:h>
      <text:p text:style-name="Normal">A café conversation is an approach used in knowledge management aimed at promoting conversations between people in a way that ensures that everyone has an opportunity to contribute to discussion through sharing and transferring their knowledge and experience relating to a specific topic. A café will have a key theme – in this case exploration of some of the elements of a benefits plan for alerting services – and a number of conversations on topics related to that theme. We have segmented our theme into three topics and the attendees into three groups. Each group will start at a table and participate in a conversation related to one of the three topics. After a period of around 15 minutes, the conversation will end and the group moves to the next table in sequence. The table host remains in position ready to welcome and brief the next group. When each group has spent conversation time at each table, they will return to their starting table and hold the final<text:span text:style-name="T4"><text:s/>conversation.<text:s/></text:span></text:p>
      <text:h text:style-name="Heading2" text:outline-level="2">Your topic:<text:s/></text:h>
      <text:p text:style-name="Normal">You are hosting the table that will consider and develop the benefits plan from the perspective of<text:s/><text:span text:style-name="T5">the organisation</text:span>. You will consider the following elements of the plan:<text:s/></text:p>
      <text:list text:style-name="LFO6" text:continue-numbering="true">
        <text:list-item>
          <text:p text:style-name="P6">What advantages, profit, improvement, usefulness does the organisation want to gain from the service?<text:s/></text:p>
        </text:list-item>
        <text:list-item>
          <text:p text:style-name="P7">Which of the organisation’s goals and targets will be enabled by the service?<text:s/></text:p>
        </text:list-item>
        <text:list-item>
          <text:p text:style-name="P8">What levels of service performance (targets and stretch targets) should be achieved or aimed for in order to sustain/improve the value of the service?<text:s/></text:p>
        </text:list-item>
      </text:list>
      <text:p text:style-name="Normal">In your fourth session you will develop a powerful value statement for the organisation as a stakeholder.<text:s/></text:p>
      <text:h text:style-name="Heading2" text:outline-level="2">Your role as table host:<text:s/></text:h>
      <text:p text:style-name="Normal">Welcome everyone to the first conversation; introduce the topic and decide whether you or one of your table will make notes of key points on the A3 sheet for your topic; get people talking - the rules are that all comments are useful! Ensure that points made are understood by others; do not worry about time-keeping (your facilitators will do this for you); bring the conversation to an end and summarise key points before moving people on. When the next group joins you, introduce the topic, agree who will take notes (unless you’ve already decided to do so) and share the ideas of the previous group so that the second and subsequent conversations can consider and then build on these ideas. Then you do the same with group three.<text:s/></text:p>
      <text:p text:style-name="Normal">A useful trigger for discussion is – what would the organisation do if no services existed?<text:s/></text:p>
      <text:h text:style-name="Heading2" text:outline-level="2">The final conversation:<text:s/></text:h>
      <text:p text:style-name="Normal">The task is now to create a compelling and powerful value statement for the organisation, building on the previous conversations, your own experience and the knowledge shared during the day so far. Remember to think about the organisation first and LIS second. What will make the statement utterly convincing?</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in"/>
      <style:text-properties style:font-name="Calibri Light" style:font-name-asian="Times New Roman" fo:font-weight="bold" style:font-weight-asian="bold" fo:color="#000000"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1666in" fo:margin-bottom="0in"/>
      <style:text-properties style:font-name="Calibri Light" style:font-name-asian="Times New Roman" fo:font-weight="bold" style:font-weight-asian="bold" fo:font-size="13pt" style:font-size-asian="13pt" style:font-size-complex="13pt" fo:hyphenate="false"/>
    </style:style>
    <style:style style:name="Normal" style:display-name="Normal" style:family="paragraph">
      <style:paragraph-properties fo:margin-top="0.0833in" fo:margin-bottom="0.0833in" fo:line-height="100%"/>
      <style:text-properties style:font-name="Arial" fo:font-size="12pt" style:font-size-asian="12pt" fo:hyphenate="false"/>
    </style:style>
    <style:style style:name="DefaultParagraphFont" style:display-name="Default Paragraph Font" style:family="text"/>
    <style:style style:name="Default" style:display-name="Default" style:family="paragraph">
      <style:paragraph-properties style:text-autospace="none" fo:margin-bottom="0in" fo:line-height="100%"/>
      <style:text-properties style:font-name-complex="Calibri" fo:color="#000000" fo:font-size="12pt" style:font-size-asian="12pt" style:font-size-complex="12pt" fo:hyphenate="false"/>
    </style:style>
    <style:style style:name="Heading1Char" style:display-name="Heading 1 Char" style:family="text" style:parent-style-name="DefaultParagraphFont">
      <style:text-properties style:font-name="Calibri Light" style:font-name-asian="Times New Roman" style:font-name-complex="Times New Roman" fo:font-weight="bold" style:font-weight-asian="bold" fo:color="#000000" fo:font-size="16pt" style:font-size-asian="16pt" style:font-size-complex="16pt"/>
    </style:style>
    <style:style style:name="ListParagraph" style:display-name="List Paragraph" style:family="paragraph" style:parent-style-name="Normal">
      <style:paragraph-properties fo:margin-left="0.5in">
        <style:tab-stops/>
      </style:paragraph-properties>
      <style:text-properties fo:hyphenate="false"/>
    </style:style>
    <style:style style:name="Heading2Char" style:display-name="Heading 2 Char" style:family="text" style:parent-style-name="DefaultParagraphFont">
      <style:text-properties style:font-name="Calibri Light" style:font-name-asian="Times New Roman" style:font-name-complex="Times New Roman" fo:font-weight="bold" style:font-weight-asian="bold" fo:font-size="13pt" style:font-size-asian="13pt" style:font-size-complex="13pt"/>
    </style:style>
    <style:style style:name="Header" style:display-name="Header" style:family="paragraph" style:parent-style-name="Normal">
      <style:paragraph-properties fo:margin-top="0in" fo:margin-bottom="0in">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text-properties style:font-name="Arial" fo:font-size="12pt" style:font-size-asian="12pt"/>
    </style:style>
    <style:style style:name="Footer" style:display-name="Footer" style:family="paragraph" style:parent-style-name="Normal">
      <style:paragraph-properties fo:margin-top="0in" fo:margin-bottom="0in">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style:text-properties style:font-name="Arial" fo:font-size="12pt" style:font-size-asian="12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Times New Roman" style:font-name-asian="Calibri" style:font-name-complex="Times New Roman"/>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Times New Roman" style:font-name-asian="Calibri" style:font-name-complex="Times New Roman"/>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Times New Roman" style:font-name-asian="Calibri" style:font-name-complex="Times New Roman"/>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Times New Roman" style:font-name-asian="Calibri" style:font-name-complex="Times New Roman"/>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Times New Roman"/>
      </text:list-level-style-bullet>
      <text:list-level-style-bullet text:level="2" text:style-name="WW_CharLFO4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4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4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4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4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4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4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4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Times New Roman"/>
      </text:list-level-style-bullet>
      <text:list-level-style-bullet text:level="2" text:style-name="WW_CharLFO6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6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6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6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6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6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6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6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page-layout style:name="PL0">
      <style:page-layout-properties fo:page-width="8.268in" fo:page-height="11.693in" style:print-orientation="portrait" fo:margin-top="0.4916in" fo:margin-left="1in" fo:margin-bottom="0.1319in" fo:margin-right="1in" style:num-format="1" style:writing-mode="lr-tb">
        <style:footnote-sep style:width="0.007in" style:rel-width="33%" style:color="#000000" style:line-style="solid" style:adjustment="left"/>
      </style:page-layout-properties>
      <style:header-style>
        <style:header-footer-properties style:dynamic-spacing="true" fo:min-height="0.2958in"/>
      </style:header-style>
      <style:footer-style>
        <style:header-footer-properties style:dynamic-spacing="true" fo:min-height="0.7541in"/>
      </style:footer-style>
    </style:page-layout>
    <style:style style:name="P2" style:parent-style-name="Default" style:family="paragraph">
      <style:text-properties style:font-name="Arial" style:font-name-complex="Arial" fo:font-weight="bold" style:font-weight-asian="bold" style:font-weight-complex="bold" fo:font-size="20pt" style:font-size-asian="20pt" style:font-size-complex="20pt"/>
    </style:style>
    <style:style style:name="P3" style:parent-style-name="Footer" style:family="paragraph">
      <style:paragraph-properties fo:margin-left="-0.0986in">
        <style:tab-stops>
          <style:tab-stop style:type="center" style:position="3.2326in"/>
          <style:tab-stop style:type="right" style:position="6.3666in"/>
        </style:tab-stops>
      </style:paragraph-properties>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style:style>
  </office:automatic-styles>
  <office:master-styles>
    <style:master-page style:name="MP0" style:page-layout-name="PL0">
      <style:header>
        <text:p text:style-name="P2">SHALL Training Events 2012<text:s/></text:p>
        <text:p text:style-name="Header"/>
      </style:header>
      <style:footer>
        <text:p text:style-name="P3"><draw:frame draw:style-name="a0" draw:name="Picture 13" text:anchor-type="as-char" svg:x="0in" svg:y="0in" svg:width="2.01843in" svg:height="0.41976in" style:rel-width="scale" style:rel-height="scale"><draw:image xlink:href="media/image1.jpeg" xlink:type="simple" xlink:show="embed" xlink:actuate="onLoad"/><svg:title/><svg:desc>Logo of Beaworthy Consulting.  Knowledge and Information Management Consultants</svg:desc></draw:frame><text:tab/><text:tab/><draw:frame draw:style-name="a1" draw:name="Picture 14" text:anchor-type="as-char" svg:x="0in" svg:y="0in" svg:width="1.03246in" svg:height="0.56262in" style:rel-width="scale" style:rel-height="scale"><draw:image xlink:href="media/image2.jpeg" xlink:type="simple" xlink:show="embed" xlink:actuate="onLoad"/><svg:title/><svg:desc>Logo of IDW Knowledge Management and MBTI Consultancy</svg:desc></draw:frame><text:tab/></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Richard Bridgen</meta:initial-creator>
    <dc:creator>Richard Bridgen</dc:creator>
    <meta:creation-date>2020-10-21T13:01:00Z</meta:creation-date>
    <dc:date>2020-10-21T13:03:00Z</dc:date>
    <meta:template xlink:href="Normal" xlink:type="simple"/>
    <meta:editing-cycles>3</meta:editing-cycles>
    <meta:editing-duration>PT120S</meta:editing-duration>
    <meta:document-statistic meta:page-count="1" meta:paragraph-count="5" meta:word-count="428" meta:character-count="2865" meta:row-count="20" meta:non-whitespace-character-count="2442"/>
  </office:meta>
</office:document-meta>
</file>